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cf1" officeooo:paragraph-rsid="00084cf1"/>
    </style:style>
    <style:style style:name="P2" style:family="paragraph" style:parent-style-name="Standard">
      <style:text-properties officeooo:rsid="00084ded" officeooo:paragraph-rsid="00084ded"/>
    </style:style>
    <style:style style:name="P3" style:family="paragraph" style:parent-style-name="Standard">
      <style:text-properties officeooo:rsid="00084ded" officeooo:paragraph-rsid="00084ded"/>
    </style:style>
    <style:style style:name="P4" style:family="paragraph" style:parent-style-name="Standard">
      <style:text-properties officeooo:rsid="0009659e" officeooo:paragraph-rsid="00096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.</text:p>
      <text:p text:style-name="P1"/>
      <text:p text:style-name="P2">This is the doc edited.</text:p>
      <text:p text:style-name="P4">Skldjlkasjdflkas;jdf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5:44:27.771000000</meta:creation-date>
    <dc:date>2015-06-11T15:54:23.852000000</dc:date>
    <meta:editing-duration>PT1M23S</meta:editing-duration>
    <meta:editing-cycles>3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3" meta:word-count="11" meta:character-count="63" meta:non-whitespace-character-count="55"/>
  </office:meta>
</office:document-meta>
</file>